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98264" calcext:value-type="float">
            <text:p>232.9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6.088216" calcext:value-type="float">
            <text:p>596.0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1.862712" calcext:value-type="float">
            <text:p>571.8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9848" calcext:value-type="float">
            <text:p>111.5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28672" calcext:value-type="float">
            <text:p>11.6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56104" calcext:value-type="float">
            <text:p>11.66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95617777778" calcext:value-type="float">
            <text:p>11.95956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64034285714" calcext:value-type="float">
            <text:p>11.9364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04008275862" calcext:value-type="float">
            <text:p>11.72040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2195862069" calcext:value-type="float">
            <text:p>11.5972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2528571429" calcext:value-type="float">
            <text:p>11.4392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8017142857" calcext:value-type="float">
            <text:p>11.53080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55865714286" calcext:value-type="float">
            <text:p>11.60558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1146666667" calcext:value-type="float">
            <text:p>11.6701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0102068966" calcext:value-type="float">
            <text:p>11.73501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2823225807" calcext:value-type="float">
            <text:p>11.7592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2176" calcext:value-type="float">
            <text:p>11.85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97504516129" calcext:value-type="float">
            <text:p>11.989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75864" calcext:value-type="float">
            <text:p>11.72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60023225807" calcext:value-type="float">
            <text:p>12.1860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9463225807" calcext:value-type="float">
            <text:p>12.1189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31736" calcext:value-type="float">
            <text:p>12.13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12784" calcext:value-type="float">
            <text:p>12.31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14327741936" calcext:value-type="float">
            <text:p>12.4714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23065714286" calcext:value-type="float">
            <text:p>12.0323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61636129032" calcext:value-type="float">
            <text:p>12.6161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0216516129" calcext:value-type="float">
            <text:p>13.5802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0176" calcext:value-type="float">
            <text:p>13.6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28304516129" calcext:value-type="float">
            <text:p>13.772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47215483871" calcext:value-type="float">
            <text:p>13.8847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61501935484" calcext:value-type="float">
            <text:p>13.836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3216" calcext:value-type="float">
            <text:p>13.8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8735483871" calcext:value-type="float">
            <text:p>13.84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5136" calcext:value-type="float">
            <text:p>13.9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70464516129" calcext:value-type="float">
            <text:p>13.977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3057142857" calcext:value-type="float">
            <text:p>14.0393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0843870968" calcext:value-type="float">
            <text:p>14.133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5015483871" calcext:value-type="float">
            <text:p>14.565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55489655172" calcext:value-type="float">
            <text:p>14.7055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84505806452" calcext:value-type="float">
            <text:p>14.8384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8208" calcext:value-type="float">
            <text:p>14.9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35574193548" calcext:value-type="float">
            <text:p>14.943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1723870968" calcext:value-type="float">
            <text:p>14.8371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3576" calcext:value-type="float">
            <text:p>14.62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33612903226" calcext:value-type="float">
            <text:p>14.603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2392" calcext:value-type="float">
            <text:p>14.63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00818064516" calcext:value-type="float">
            <text:p>14.6900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62897777778" calcext:value-type="float">
            <text:p>14.73628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93024" calcext:value-type="float">
            <text:p>14.78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39531428571" calcext:value-type="float">
            <text:p>14.9739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4848" calcext:value-type="float">
            <text:p>15.02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1168516129" calcext:value-type="float">
            <text:p>15.101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35594482759" calcext:value-type="float">
            <text:p>15.1835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97630967742" calcext:value-type="float">
            <text:p>15.089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2487483871" calcext:value-type="float">
            <text:p>14.9124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108" calcext:value-type="float">
            <text:p>14.83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9269677419" calcext:value-type="float">
            <text:p>14.9629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0784" calcext:value-type="float">
            <text:p>15.02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5855483871" calcext:value-type="float">
            <text:p>15.082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40557241379" calcext:value-type="float">
            <text:p>15.1340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25528" calcext:value-type="float">
            <text:p>15.19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13011612903" calcext:value-type="float">
            <text:p>15.3513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78" calcext:value-type="float">
            <text:p>15.4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8376774194" calcext:value-type="float">
            <text:p>15.4898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8056" calcext:value-type="float">
            <text:p>15.53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49736774194" calcext:value-type="float">
            <text:p>15.4349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63331612903" calcext:value-type="float">
            <text:p>15.2263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45088" calcext:value-type="float">
            <text:p>15.0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90343225807" calcext:value-type="float">
            <text:p>15.1090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7264" calcext:value-type="float">
            <text:p>15.13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16658064516" calcext:value-type="float">
            <text:p>15.171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30182857143" calcext:value-type="float">
            <text:p>15.2230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15788387097" calcext:value-type="float">
            <text:p>15.3115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03465806452" calcext:value-type="float">
            <text:p>15.5303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77089032258" calcext:value-type="float">
            <text:p>15.7377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15584" calcext:value-type="float">
            <text:p>15.82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5669677419" calcext:value-type="float">
            <text:p>15.8925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70495483871" calcext:value-type="float">
            <text:p>15.7470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06088" calcext:value-type="float">
            <text:p>15.64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40652903226" calcext:value-type="float">
            <text:p>15.6640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65752" calcext:value-type="float">
            <text:p>15.67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8905806452" calcext:value-type="float">
            <text:p>15.6918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4702857143" calcext:value-type="float">
            <text:p>15.7914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45971612903" calcext:value-type="float">
            <text:p>15.8145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82178064516" calcext:value-type="float">
            <text:p>15.778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10656" calcext:value-type="float">
            <text:p>15.84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38451612903" calcext:value-type="float">
            <text:p>15.89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7464" calcext:value-type="float">
            <text:p>15.9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8082580645" calcext:value-type="float">
            <text:p>15.8198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10229677419" calcext:value-type="float">
            <text:p>15.7310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8712" calcext:value-type="float">
            <text:p>15.37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9904" calcext:value-type="float">
            <text:p>15.34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55579354839" calcext:value-type="float">
            <text:p>15.365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49334285714" calcext:value-type="float">
            <text:p>15.41493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80868571429" calcext:value-type="float">
            <text:p>15.3180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5469090909" calcext:value-type="float">
            <text:p>15.35554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8354782609" calcext:value-type="float">
            <text:p>15.364835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80654545455" calcext:value-type="float">
            <text:p>15.3480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809" calcext:value-type="float">
            <text:p>15.19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4582" calcext:value-type="float">
            <text:p>15.32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0772" calcext:value-type="float">
            <text:p>15.32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8486" calcext:value-type="float">
            <text:p>15.31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5438" calcext:value-type="float">
            <text:p>15.31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818" calcext:value-type="float">
            <text:p>15.30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2484" calcext:value-type="float">
            <text:p>15.30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9436" calcext:value-type="float">
            <text:p>15.29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57312" calcext:value-type="float">
            <text:p>14.76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81696" calcext:value-type="float">
            <text:p>14.76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07248" calcext:value-type="float">
            <text:p>14.7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03616" calcext:value-type="float">
            <text:p>14.78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53552" calcext:value-type="float">
            <text:p>14.80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22308571429" calcext:value-type="float">
            <text:p>14.6922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71541818182" calcext:value-type="float">
            <text:p>14.70715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551" calcext:value-type="float">
            <text:p>14.822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3348571429" calcext:value-type="float">
            <text:p>14.8893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186" calcext:value-type="float">
            <text:p>14.950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67210322581" calcext:value-type="float">
            <text:p>14.986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59194482759" calcext:value-type="float">
            <text:p>15.01591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33594285714" calcext:value-type="float">
            <text:p>15.0133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43732413793" calcext:value-type="float">
            <text:p>14.99437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99448" calcext:value-type="float">
            <text:p>14.89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40624" calcext:value-type="float">
            <text:p>14.77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1224827586" calcext:value-type="float">
            <text:p>14.70912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53528" calcext:value-type="float">
            <text:p>14.73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26049655172" calcext:value-type="float">
            <text:p>14.77260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7984" calcext:value-type="float">
            <text:p>14.8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85297777778" calcext:value-type="float">
            <text:p>14.87852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8256" calcext:value-type="float">
            <text:p>14.93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78464" calcext:value-type="float">
            <text:p>15.0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342" calcext:value-type="float">
            <text:p>15.93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054" calcext:value-type="float">
            <text:p>15.75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3316" calcext:value-type="float">
            <text:p>15.86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5452" calcext:value-type="float">
            <text:p>14.66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5868" calcext:value-type="float">
            <text:p>14.94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1092" calcext:value-type="float">
            <text:p>14.07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4876" calcext:value-type="float">
            <text:p>13.10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4916" calcext:value-type="float">
            <text:p>13.42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5292" calcext:value-type="float">
            <text:p>13.3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2644" calcext:value-type="float">
            <text:p>12.77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24" meta:object-count="0"/>
    <meta:user-defined meta:name="AppVersion">3.0</meta:user-defined>
  </office:meta>
</office:document-meta>
</file>